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344.98pt" svg:y="39.91pt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 (cm)</text:p>
          </table:table-cell>
          <table:table-cell office:value-type="string" calcext:value-type="string">
            <text:p>R (kOhm)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031.418" calcext:value-type="float">
            <text:p>1031.418</text:p>
          </table:table-cell>
          <table:table-cell/>
          <table:table-cell table:formula="of:=SLOPE([.B2:.B11];[.A2:.A11])" office:value-type="float" office:value="85.2057939393939" calcext:value-type="float">
            <text:p>85.205793939393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944.857" calcext:value-type="float">
            <text:p>944.857</text:p>
          </table:table-cell>
          <table:table-cell/>
          <table:table-cell table:formula="of:=INTERCEPT([.B2:.B11];[.A2:.A11])" office:value-type="float" office:value="-546.191315151515" calcext:value-type="float">
            <text:p>-546.19131515151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858.433" calcext:value-type="float">
            <text:p>858.433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774.417" calcext:value-type="float">
            <text:p>774.417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688.876" calcext:value-type="float">
            <text:p>688.876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603.565" calcext:value-type="float">
            <text:p>603.565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19.338" calcext:value-type="float">
            <text:p>519.338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34.02" calcext:value-type="float">
            <text:p>434.02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348.674" calcext:value-type="float">
            <text:p>348.674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63.3" calcext:value-type="float">
            <text:p>263.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seg de integrac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6:15:20.543009475</meta:creation-date>
    <dc:date>2018-04-09T18:51:13.683046595</dc:date>
    <meta:editing-duration>PT5M22S</meta:editing-duration>
    <meta:editing-cycles>1</meta:editing-cycles>
    <meta:document-statistic meta:table-count="1" meta:cell-count="25" meta:object-count="1"/>
    <meta:generator>LibreOffice/5.4.4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61cm" svg:y="4.203cm" style:legend-expansion="high" chart:style-name="ch2"/>
        <chart:plot-area chart:style-name="ch3" table:cell-range-address="Sheet1.A1:Sheet1.B11" chart:data-source-has-labels="row" svg:x="0.319cm" svg:y="0.18cm" svg:width="13.123cm" svg:height="8.645cm">
          <chartooo:coordinate-region svg:x="1.126cm" svg:y="0.38cm" svg:width="11.94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 (kOhm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5">
                <text:p>18.5</text:p>
                <draw:g>
                  <svg:desc>Sheet1.A2:Sheet1.A11</svg:desc>
                </draw:g>
              </table:table-cell>
              <table:table-cell office:value-type="float" office:value="1031.418">
                <text:p>1031.418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5">
                <text:p>17.5</text:p>
              </table:table-cell>
              <table:table-cell office:value-type="float" office:value="944.857">
                <text:p>944.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5">
                <text:p>16.5</text:p>
              </table:table-cell>
              <table:table-cell office:value-type="float" office:value="858.433">
                <text:p>858.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5">
                <text:p>15.5</text:p>
              </table:table-cell>
              <table:table-cell office:value-type="float" office:value="774.417">
                <text:p>774.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5">
                <text:p>14.5</text:p>
              </table:table-cell>
              <table:table-cell office:value-type="float" office:value="688.876">
                <text:p>688.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">
                <text:p>13.5</text:p>
              </table:table-cell>
              <table:table-cell office:value-type="float" office:value="603.565">
                <text:p>603.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5">
                <text:p>12.5</text:p>
              </table:table-cell>
              <table:table-cell office:value-type="float" office:value="519.338">
                <text:p>519.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434.02">
                <text:p>434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48.674">
                <text:p>348.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263.3">
                <text:p>26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